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590000006C75C0919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Nexa Extra Light" svg:font-family="'Nexa Extra Light'" style:font-pitch="variable"/>
    <style:font-face style:name="Amizi" svg:font-family="Amizi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exa Extra Light"/>
    </style:style>
    <style:style style:name="P2" style:family="paragraph" style:parent-style-name="Standard">
      <style:paragraph-properties fo:text-align="center" style:justify-single-word="false"/>
      <style:text-properties style:font-name="Nexa Extra Light" fo:font-size="7pt" fo:font-weight="normal" style:font-size-asian="7pt" style:font-weight-asian="normal" style:font-size-complex="7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Nexa Extra Light" fo:font-size="7pt" style:font-size-asian="7pt" style:font-size-complex="7pt"/>
    </style:style>
    <style:style style:name="P4" style:family="paragraph" style:parent-style-name="Standard">
      <style:paragraph-properties fo:text-align="center" style:justify-single-word="false"/>
      <style:text-properties style:font-name="Nexa Extra Light" fo:font-size="8pt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Nexa Extra Light" fo:font-size="5pt" style:font-size-asian="5pt" style:font-size-complex="5pt"/>
    </style:style>
    <style:style style:name="P6" style:family="paragraph" style:parent-style-name="Standard">
      <style:paragraph-properties fo:text-align="center" style:justify-single-word="false"/>
      <style:text-properties style:font-name="Nexa Extra Light" fo:font-size="6pt" style:font-size-asian="6pt" style:font-size-complex="6pt"/>
    </style:style>
    <style:style style:name="P7" style:family="paragraph" style:parent-style-name="Standard">
      <style:paragraph-properties fo:text-align="center" style:justify-single-word="false"/>
      <style:text-properties style:font-name="Nexa Extra Light" fo:font-size="6pt" fo:font-weight="normal" style:font-size-asian="6pt" style:font-weight-asian="normal" style:font-size-complex="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Nexa Extra Light" fo:font-size="6.5pt" style:font-size-asian="6.5pt" style:font-size-complex="6.5pt"/>
    </style:style>
    <style:style style:name="P9" style:family="paragraph" style:parent-style-name="Standard">
      <style:paragraph-properties fo:text-align="center" style:justify-single-word="false"/>
      <style:text-properties style:font-name="Nexa Extra Light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Nexa Extra Light" fo:font-size="7.5pt" style:font-size-asian="7.5pt" style:font-size-complex="7.5pt"/>
    </style:style>
    <style:style style:name="P11" style:family="paragraph" style:parent-style-name="Standard">
      <style:paragraph-properties fo:text-align="center" style:justify-single-word="false"/>
      <style:text-properties style:font-name="Nexa Extra Light" fo:font-size="5.5pt" style:font-size-asian="5.5pt" style:font-size-complex="5.5pt"/>
    </style:style>
    <style:style style:name="P12" style:family="paragraph" style:parent-style-name="Standard">
      <style:paragraph-properties fo:text-align="center" style:justify-single-word="false"/>
      <style:text-properties style:font-name="Amizi" fo:font-size="7pt" style:font-size-asian="7pt" style:font-size-complex="7pt"/>
    </style:style>
    <style:style style:name="P13" style:family="paragraph" style:parent-style-name="Standard">
      <style:paragraph-properties fo:text-align="center" style:justify-single-word="false"/>
      <style:text-properties style:font-name="Amizi" fo:font-size="7pt" fo:font-weight="normal" style:font-size-asian="7pt" style:font-weight-asian="normal" style:font-size-complex="7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mizi" fo:font-size="7.5pt" style:font-size-asian="7.5pt" style:font-size-complex="7.5pt"/>
    </style:style>
    <style:style style:name="P15" style:family="paragraph" style:parent-style-name="Standard">
      <style:paragraph-properties fo:text-align="center" style:justify-single-word="false"/>
      <style:text-properties style:font-name="Amizi" fo:font-size="7.5pt" fo:font-weight="normal" style:font-size-asian="7.5pt" style:font-weight-asian="normal" style:font-size-complex="7.5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mizi" fo:font-size="8.5pt" style:font-size-asian="8.5pt" style:font-size-complex="8.5pt"/>
    </style:style>
    <style:style style:name="P17" style:family="paragraph" style:parent-style-name="Standard">
      <style:paragraph-properties fo:text-align="center" style:justify-single-word="false"/>
      <style:text-properties style:font-name="Amizi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mizi" fo:font-size="8pt" style:font-size-asian="8pt" style:font-size-complex="8pt"/>
    </style:style>
    <style:style style:name="P19" style:family="paragraph" style:parent-style-name="Standard">
      <style:paragraph-properties fo:text-align="center" style:justify-single-word="false"/>
      <style:text-properties style:font-name="Amizi" fo:font-size="6pt" fo:font-weight="normal" style:font-size-asian="6pt" style:font-weight-asian="normal" style:font-size-complex="6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mizi" fo:font-size="6pt" style:font-size-asian="6pt" style:font-size-complex="6pt"/>
    </style:style>
    <style:style style:name="P21" style:family="paragraph" style:parent-style-name="Standard">
      <style:paragraph-properties fo:text-align="center" style:justify-single-word="false"/>
      <style:text-properties style:font-name="Amizi" fo:font-size="11pt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Amizi" fo:font-size="9pt" style:font-size-asian="9pt" style:font-size-complex="9pt"/>
    </style:style>
    <style:style style:name="P23" style:family="paragraph" style:parent-style-name="Standard">
      <style:paragraph-properties fo:text-align="center" style:justify-single-word="false"/>
      <style:text-properties style:font-name="Amizi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Amizi" fo:font-size="8pt" style:font-size-asian="8pt" style:font-size-complex="8pt"/>
    </style:style>
    <style:style style:name="P25" style:family="paragraph" style:parent-style-name="Standard">
      <style:paragraph-properties fo:text-align="center" style:justify-single-word="false"/>
      <style:text-properties style:font-name="Amizi" fo:font-size="7.5pt" fo:font-weight="normal" style:font-size-asian="7.5pt" style:font-weight-asian="normal" style:font-size-complex="7.5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Amizi" fo:font-size="7pt" fo:font-weight="normal" style:font-size-asian="7pt" style:font-weight-asian="normal" style:font-size-complex="7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Amizi" fo:font-size="7pt" style:font-size-asian="7pt" style:font-size-complex="7pt"/>
    </style:style>
    <style:style style:name="P28" style:family="paragraph" style:parent-style-name="Standard">
      <style:paragraph-properties fo:text-align="center" style:justify-single-word="false"/>
      <style:text-properties style:font-name="Amizi" fo:font-size="6.5pt" fo:font-weight="normal" style:font-size-asian="6.5pt" style:font-weight-asian="normal" style:font-size-complex="6.5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Amizi" fo:font-size="6pt" fo:font-weight="normal" style:font-size-asian="6pt" style:font-weight-asian="normal" style:font-size-complex="6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Amizi" fo:font-size="6pt" style:font-size-asian="6pt" style:font-size-complex="6pt"/>
    </style:style>
    <style:style style:name="P31" style:family="paragraph" style:parent-style-name="Standard">
      <style:paragraph-properties fo:text-align="center" style:justify-single-word="false"/>
      <style:text-properties style:font-name="Amizi" fo:font-size="8.5pt" style:font-size-asian="8.5pt" style:font-size-complex="8.5pt"/>
    </style:style>
    <style:style style:name="P32" style:family="paragraph" style:parent-style-name="Standard">
      <style:paragraph-properties fo:text-align="center" style:justify-single-word="false"/>
      <style:text-properties style:font-name="Amizi" fo:font-size="9pt" style:font-size-asian="9pt" style:font-size-complex="9pt"/>
    </style:style>
    <style:style style:name="P3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style:font-name="Amizi"/>
    </style:style>
    <style:style style:name="T5" style:family="text">
      <style:text-properties style:font-name="Amizi" fo:font-size="7.5pt" style:font-size-asian="7.5pt" style:font-size-complex="7.5pt"/>
    </style:style>
    <style:style style:name="T6" style:family="text">
      <style:text-properties style:font-name="Amizi" fo:font-size="4pt" style:font-size-asian="4pt" style:font-size-complex="4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7.5pt" style:font-size-asian="7.5pt" style:font-size-complex="7.5pt"/>
    </style:style>
    <style:style style:name="T9" style:family="text">
      <style:text-properties style:font-name="Amizi"/>
    </style:style>
    <style:style style:name="T10" style:family="text">
      <style:text-properties style:font-name="Amizi" fo:font-size="7pt" fo:font-weight="bold" style:font-size-asian="7pt" style:font-weight-asian="bold" style:font-size-complex="7pt" style:font-weight-complex="bold"/>
    </style:style>
    <style:style style:name="T11" style:family="text">
      <style:text-properties style:font-name="Amizi" fo:font-weight="bold" style:font-weight-asian="bold" style:font-weight-complex="bold"/>
    </style:style>
    <style:style style:name="T12" style:family="text">
      <style:text-properties style:font-name="Amizi" fo:font-size="3pt" fo:font-weight="bold" style:font-size-asian="3pt" style:font-weight-asian="bold" style:font-size-complex="3pt" style:font-weight-complex="bold"/>
    </style:style>
    <style:style style:name="T13" style:family="text">
      <style:text-properties style:font-name="Amizi" fo:font-size="6pt" style:font-size-asian="6pt" style:font-size-complex="6pt"/>
    </style:style>
    <style:style style:name="T14" style:family="text">
      <style:text-properties style:font-name="Amizi" fo:font-size="4pt" fo:font-weight="bold" style:font-size-asian="4pt" style:font-weight-asian="bold" style:font-size-complex="4pt" style:font-weight-complex="bold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8.5pt" style:font-size-asian="8.5pt" style:font-size-complex="8.5pt"/>
    </style:style>
    <style:style style:name="fr1" style:family="graphic" style:parent-style-name="Labels">
      <style:graphic-properties style:vertical-pos="top" style:vertical-rel="baseline" style:horizontal-pos="from-left" style:horizontal-rel="paragraph-content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vertical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frame draw:style-name="fr1" draw:name="Frame1" text:anchor-type="as-char" svg:width="1.75in" svg:height="0.5in" draw:z-index="0"><draw:text-box><text:p text:style-name="P9"><text:span text:style-name="T4"><text:line-break/>bitcoinjenga.com</text:span></text:p></draw:text-box></draw:frame><draw:frame draw:style-name="fr1" draw:name="Frame2" text:anchor-type="as-char" svg:width="1.75in" svg:height="0.5in" draw:z-index="1"><draw:text-box><text:p text:style-name="P7"><draw:frame draw:style-name="fr2" draw:name="graphics2" text:anchor-type="paragraph" svg:x="0.7673in" svg:y="0.2382in" svg:width="0.2161in" svg:height="0.2362in" draw:z-index="2"><draw:image xlink:href="Pictures/10000201000000590000006C75C0919C.png" xlink:type="simple" xlink:show="embed" xlink:actuate="onLoad"/></draw:frame><text:span text:style-name="T6"> </text:span><text:span text:style-name="T4"><text:line-break/></text:span><text:span text:style-name="T10">MILD COLUMN</text:span><text:span text:style-name="T4"><text:line-break/></text:span></text:p></draw:text-box></draw:frame><draw:frame draw:style-name="fr1" draw:name="Frame3" text:anchor-type="as-char" svg:width="1.75in" svg:height="0.5in" draw:z-index="3"><draw:text-box><text:p text:style-name="P7"><draw:frame draw:style-name="fr2" draw:name="graphics1" text:anchor-type="paragraph" svg:x="0.7673in" svg:y="0.2382in" svg:width="0.2161in" svg:height="0.2362in" draw:z-index="4"><draw:image xlink:href="Pictures/10000201000000590000006C75C0919C.png" xlink:type="simple" xlink:show="embed" xlink:actuate="onLoad"/></draw:frame><text:span text:style-name="T6"> </text:span><text:span text:style-name="T4"><text:line-break/></text:span><text:span text:style-name="T10">MODERATE COLUMN</text:span><text:span text:style-name="T4"><text:line-break/></text:span></text:p></draw:text-box></draw:frame><draw:frame draw:style-name="fr1" draw:name="Frame4" text:anchor-type="as-char" svg:width="1.75in" svg:height="0.5in" draw:z-index="5"><draw:text-box><text:p text:style-name="P7"><draw:frame draw:style-name="fr2" draw:name="graphics3" text:anchor-type="paragraph" svg:x="0.7673in" svg:y="0.2382in" svg:width="0.2161in" svg:height="0.2362in" draw:z-index="6"><draw:image xlink:href="Pictures/10000201000000590000006C75C0919C.png" xlink:type="simple" xlink:show="embed" xlink:actuate="onLoad"/></draw:frame><text:span text:style-name="T6"> </text:span><text:span text:style-name="T4"><text:line-break/></text:span><text:span text:style-name="T10">SEVERE COLUMN</text:span><text:span text:style-name="T4"><text:line-break/></text:span></text:p></draw:text-box></draw:frame></text:p>
      <text:p text:style-name="P33"><draw:frame draw:style-name="fr1" draw:name="Frame5" text:anchor-type="as-char" svg:width="1.75in" svg:height="0.5in" draw:z-index="7"><draw:text-box><text:p text:style-name="P12"/></draw:text-box></draw:frame><draw:frame draw:style-name="fr1" draw:name="Frame6" text:anchor-type="as-char" svg:width="1.75in" svg:height="0.5in" draw:z-index="8"><draw:text-box><text:p text:style-name="P2"><text:s text:c="2"/><text:line-break/><text:span text:style-name="T13">broadcasting a transaction from<text:line-break/>the same node that runs your wallet</text:span> </text:p></draw:text-box></draw:frame><draw:frame draw:style-name="fr1" draw:name="Frame7" text:anchor-type="as-char" svg:width="1.75in" svg:height="0.5in" draw:z-index="9"><draw:text-box><text:p text:style-name="P16"><text:s/></text:p><text:p text:style-name="P12">linking Lightning node pubkey<text:line-break/>to your public identity</text:p></draw:text-box></draw:frame><draw:frame draw:style-name="fr1" draw:name="Frame8" text:anchor-type="as-char" svg:width="1.75in" svg:height="0.5in" draw:z-index="10"><draw:text-box><text:p text:style-name="P13"><text:span text:style-name="T16"><text:s/></text:span><text:line-break/>sharing the location of your<text:line-break/>bitcoin private keys</text:p></draw:text-box></draw:frame></text:p>
      <text:p text:style-name="P33"><draw:frame draw:style-name="fr1" draw:name="Frame9" text:anchor-type="as-char" svg:width="1.75in" svg:height="0.5in" draw:z-index="11"><draw:text-box><text:p text:style-name="P17"/></draw:text-box></draw:frame><draw:frame draw:style-name="fr1" draw:name="Frame10" text:anchor-type="as-char" svg:width="1.75in" svg:height="0.5in" draw:z-index="12"><draw:text-box><text:p text:style-name="P6"><text:span text:style-name="T7"><text:s/></text:span><text:s/></text:p><text:p text:style-name="P12">having a high profile as a</text:p><text:p text:style-name="P13">public figure or activist </text:p></draw:text-box></draw:frame><draw:frame draw:style-name="fr1" draw:name="Frame11" text:anchor-type="as-char" svg:width="1.75in" svg:height="0.5in" draw:z-index="13"><draw:text-box><text:p text:style-name="P3"><text:s/></text:p><text:p text:style-name="P17">spending funds from<text:line-break/>a dust attack </text:p></draw:text-box></draw:frame><draw:frame draw:style-name="fr1" draw:name="Frame12" text:anchor-type="as-char" svg:width="1.75in" svg:height="0.5in" draw:z-index="14"><draw:text-box><text:p text:style-name="P18"><text:s/></text:p><text:p text:style-name="P13">tweeting about engagement<text:line-break/>in illicit activity </text:p></draw:text-box></draw:frame></text:p>
      <text:p text:style-name="P33"><draw:frame draw:style-name="fr1" draw:name="Frame13" text:anchor-type="as-char" svg:width="1.75in" svg:height="0.5in" draw:z-index="15"><draw:text-box><text:p text:style-name="P4"/></draw:text-box></draw:frame><draw:frame draw:style-name="fr1" draw:name="Frame14" text:anchor-type="as-char" svg:width="1.75in" svg:height="0.5in" draw:z-index="16"><draw:text-box><text:p text:style-name="P22"><text:s/></text:p><text:p text:style-name="P13">broadcasting a transaction <text:line-break/>from your home internet</text:p></draw:text-box></draw:frame><draw:frame draw:style-name="fr1" draw:name="Frame15" text:anchor-type="as-char" svg:width="1.75in" svg:height="0.5in" draw:z-index="17"><draw:text-box><text:p text:style-name="P5"/><text:p text:style-name="P17">sharing how much</text:p><text:p text:style-name="P4"><text:span text:style-name="T4">bitcoin you own </text:span><text:s/></text:p></draw:text-box></draw:frame><draw:frame draw:style-name="fr1" draw:name="Frame16" text:anchor-type="as-char" svg:width="1.75in" svg:height="0.5in" draw:z-index="18"><draw:text-box><text:p text:style-name="P18"><text:s/></text:p><text:p text:style-name="P13">putting your bitcoin address<text:line-break/>on your business card </text:p></draw:text-box></draw:frame></text:p>
      <text:p text:style-name="P33"><draw:frame draw:style-name="fr1" draw:name="Frame17" text:anchor-type="as-char" svg:width="1.75in" svg:height="0.5in" draw:z-index="19"><draw:text-box><text:p text:style-name="P17"/></draw:text-box></draw:frame><draw:frame draw:style-name="fr1" draw:name="Frame18" text:anchor-type="as-char" svg:width="1.75in" svg:height="0.5in" draw:z-index="20"><draw:text-box><text:p text:style-name="P11"><text:s/></text:p><text:p text:style-name="P4"><text:span text:style-name="T4">posting pro</text:span><text:span text:style-name="T11">-</text:span><text:span text:style-name="T4">bitcoin<text:line-break/>material on twitter</text:span> </text:p></draw:text-box></draw:frame><draw:frame draw:style-name="fr1" draw:name="Frame19" text:anchor-type="as-char" svg:width="1.75in" svg:height="0.5in" draw:z-index="21"><draw:text-box><text:p text:style-name="P8"/><text:p text:style-name="P17">installing suspicious<text:line-break/>browser extensions </text:p></draw:text-box></draw:frame><draw:frame draw:style-name="fr1" draw:name="Frame20" text:anchor-type="as-char" svg:width="1.75in" svg:height="0.5in" draw:z-index="22"><draw:text-box><text:p text:style-name="P16"/><text:p text:style-name="P13">posting your bitcoin address<text:line-break/>on your website for donations </text:p></draw:text-box></draw:frame></text:p>
      <text:p text:style-name="P33"><draw:frame draw:style-name="fr1" draw:name="Frame21" text:anchor-type="as-char" svg:width="1.75in" svg:height="0.5in" draw:z-index="23"><draw:text-box><text:p text:style-name="P13"/></draw:text-box></draw:frame><draw:frame draw:style-name="fr1" draw:name="Frame22" text:anchor-type="as-char" svg:width="1.75in" svg:height="0.5in" draw:z-index="24"><draw:text-box><text:p text:style-name="P20"><text:s/><text:span text:style-name="T2"><text:s/></text:span></text:p><text:p text:style-name="P13">mixing KYC and non-KYC bitcoin, deanonymizing all UTXOs </text:p></draw:text-box></draw:frame><draw:frame draw:style-name="fr1" draw:name="Frame23" text:anchor-type="as-char" svg:width="1.75in" svg:height="0.5in" draw:z-index="25"><draw:text-box><text:p text:style-name="P3"><text:s/></text:p><text:p text:style-name="P13">sharing screenshots of wallets<text:line-break/>with identifiable information </text:p></draw:text-box></draw:frame><draw:frame draw:style-name="fr1" draw:name="Frame24" text:anchor-type="as-char" svg:width="1.75in" svg:height="0.5in" draw:z-index="26"><draw:text-box><text:p text:style-name="P12"/><text:p text:style-name="P17">tweeting an image<text:line-break/>of your transaction </text:p></draw:text-box></draw:frame></text:p>
      <text:p text:style-name="P33"><draw:frame draw:style-name="fr1" draw:name="Frame25" text:anchor-type="as-char" svg:width="1.75in" svg:height="0.5in" draw:z-index="27"><draw:text-box><text:p text:style-name="P15"/></draw:text-box></draw:frame><draw:frame draw:style-name="fr1" draw:name="Frame26" text:anchor-type="as-char" svg:width="1.75in" svg:height="0.5in" draw:z-index="28"><draw:text-box><text:p text:style-name="P8"><text:s/></text:p><text:p text:style-name="P17">talking about<text:line-break/>bitcoin publicly </text:p></draw:text-box></draw:frame><draw:frame draw:style-name="fr1" draw:name="Frame27" text:anchor-type="as-char" svg:width="1.75in" svg:height="0.5in" draw:z-index="29"><draw:text-box><text:p text:style-name="P3"/><text:p text:style-name="P15">delivering bitcoin hardware<text:line-break/>to your home address </text:p></draw:text-box></draw:frame><draw:frame draw:style-name="fr1" draw:name="Frame28" text:anchor-type="as-char" svg:width="1.75in" svg:height="0.5in" draw:z-index="30"><draw:text-box><text:p text:style-name="P22"><text:s/><text:span text:style-name="T15"><text:s/></text:span></text:p><text:p text:style-name="P13"><text:span text:style-name="T2">using a compromised ISP</text:span></text:p></draw:text-box></draw:frame></text:p>
      <text:p text:style-name="P33"><draw:frame draw:style-name="fr1" draw:name="Frame29" text:anchor-type="as-char" svg:width="1.75in" svg:height="0.5in" draw:z-index="31"><draw:text-box><text:p text:style-name="P13"/></draw:text-box></draw:frame><draw:frame draw:style-name="fr1" draw:name="Frame30" text:anchor-type="as-char" svg:width="1.75in" svg:height="0.5in" draw:z-index="32"><draw:text-box><text:p text:style-name="P18"><text:s/></text:p><text:p text:style-name="P17">attending bitcoin<text:line-break/>conferences</text:p></draw:text-box></draw:frame><draw:frame draw:style-name="fr1" draw:name="Frame31" text:anchor-type="as-char" svg:width="1.75in" svg:height="0.5in" draw:z-index="33"><draw:text-box><text:p text:style-name="P18"/><text:p text:style-name="P13">logging into wallet or exchange<text:line-break/>from a public, shared computer </text:p></draw:text-box></draw:frame><draw:frame draw:style-name="fr1" draw:name="Frame32" text:anchor-type="as-char" svg:width="1.75in" svg:height="0.5in" draw:z-index="34"><draw:text-box><text:p text:style-name="P21"><text:s/></text:p><text:p text:style-name="P17">spending KYC bitcoin </text:p></draw:text-box></draw:frame></text:p>
      <text:p text:style-name="P33"><draw:frame draw:style-name="fr1" draw:name="Frame33" text:anchor-type="as-char" svg:width="1.75in" svg:height="0.5in" draw:z-index="35"><draw:text-box><text:p text:style-name="P13"/></draw:text-box></draw:frame><draw:frame draw:style-name="fr1" draw:name="Frame34" text:anchor-type="as-char" svg:width="1.75in" svg:height="0.5in" draw:z-index="36"><draw:text-box><text:p text:style-name="P16"><text:s/></text:p><text:p text:style-name="P13">publicly discussing your<text:line-break/>personal security practices</text:p></draw:text-box></draw:frame><draw:frame draw:style-name="fr1" draw:name="Frame35" text:anchor-type="as-char" svg:width="1.75in" svg:height="0.5in" draw:z-index="37"><draw:text-box><text:p text:style-name="P18"><text:s/></text:p><text:p text:style-name="P13">combining inputs from many <text:line-break/>UTXOs into a single transaction </text:p></draw:text-box></draw:frame><draw:frame draw:style-name="fr1" draw:name="Frame36" text:anchor-type="as-char" svg:width="1.75in" svg:height="0.5in" draw:z-index="38"><draw:text-box><text:p text:style-name="P21"><text:s/></text:p><text:p text:style-name="P17">using a compromised wallet </text:p></draw:text-box></draw:frame></text:p>
      <text:p text:style-name="P33"><draw:frame draw:style-name="fr1" draw:name="Frame37" text:anchor-type="as-char" svg:width="1.75in" svg:height="0.5in" draw:z-index="39"><draw:text-box><text:p text:style-name="P17"/></draw:text-box></draw:frame><draw:frame draw:style-name="fr1" draw:name="Frame38" text:anchor-type="as-char" svg:width="1.75in" svg:height="0.5in" draw:z-index="40"><draw:text-box><text:p text:style-name="P6"><text:s/></text:p><text:p text:style-name="P17">using a public<text:line-break/>blockchain explorer </text:p></draw:text-box></draw:frame><draw:frame draw:style-name="fr1" draw:name="Frame39" text:anchor-type="as-char" svg:width="1.75in" svg:height="0.5in" draw:z-index="41"><draw:text-box><text:p text:style-name="P14"><text:s/></text:p><text:p text:style-name="P17">reusing an address for<text:line-break/>a second transaction </text:p></draw:text-box></draw:frame><draw:frame draw:style-name="fr1" draw:name="Frame40" text:anchor-type="as-char" svg:width="1.75in" svg:height="0.5in" draw:z-index="42"><draw:text-box><text:p text:style-name="P18"><text:s/></text:p><text:p text:style-name="P15">using public bitcoin APIs<text:line-break/>that log your data </text:p></draw:text-box></draw:frame></text:p>
      <text:p text:style-name="P33"><draw:frame draw:style-name="fr1" draw:name="Frame41" text:anchor-type="as-char" svg:width="1.75in" svg:height="0.5in" draw:z-index="43"><draw:text-box><text:p text:style-name="P18"><text:s/><text:span text:style-name="T1"><text:s/></text:span></text:p></draw:text-box></draw:frame><draw:frame draw:style-name="fr1" draw:name="Frame42" text:anchor-type="as-char" svg:width="1.75in" svg:height="0.5in" draw:z-index="44"><draw:text-box><text:p text:style-name="P10"><text:s text:c="2"/></text:p><text:p text:style-name="P19">talking about your bitcoin transactions<text:line-break/>on an insecure messaging app</text:p></draw:text-box></draw:frame><draw:frame draw:style-name="fr1" draw:name="Frame43" text:anchor-type="as-char" svg:width="1.75in" svg:height="0.5in" draw:z-index="45"><draw:text-box><text:p text:style-name="P18"><text:s/></text:p><text:p text:style-name="P17"><text:span text:style-name="T8">using a software wallet that fingerprints all transactions</text:span> <text:s/></text:p></draw:text-box></draw:frame><draw:frame draw:style-name="fr1" draw:name="Frame44" text:anchor-type="as-char" svg:width="1.75in" svg:height="0.5in" draw:z-index="46"><draw:text-box><text:p text:style-name="P20"><text:s/><text:span text:style-name="T2"><text:s/></text:span></text:p><text:p text:style-name="P17">selling bitcoin on a<text:line-break/>KYC exchange</text:p></draw:text-box></draw:frame></text:p>
      <text:p text:style-name="P33"><draw:frame draw:style-name="fr1" draw:name="Frame45" text:anchor-type="as-char" svg:width="1.75in" svg:height="0.5in" draw:z-index="47"><draw:text-box><text:p text:style-name="P17"/></draw:text-box></draw:frame><draw:frame draw:style-name="fr1" draw:name="Frame46" text:anchor-type="as-char" svg:width="1.75in" svg:height="0.5in" draw:z-index="48"><draw:text-box><text:p text:style-name="P6"><text:s/></text:p><text:p text:style-name="P17">sharing widely that<text:line-break/>you own bitcoin </text:p></draw:text-box></draw:frame><draw:frame draw:style-name="fr1" draw:name="Frame47" text:anchor-type="as-char" svg:width="1.75in" svg:height="0.5in" draw:z-index="49"><draw:text-box><text:p text:style-name="P12"><text:s/></text:p><text:p text:style-name="P17">using a compromised<text:line-break/>block explorer <text:s/></text:p></draw:text-box></draw:frame><draw:frame draw:style-name="fr1" draw:name="Frame48" text:anchor-type="as-char" svg:width="1.75in" svg:height="0.5in" draw:z-index="50"><draw:text-box><text:p text:style-name="P12"><text:s/></text:p><text:p text:style-name="P17">inputting private information<text:line-break/>into a phishing attack <text:s text:c="2"/></text:p></draw:text-box></draw:frame></text:p>
      <text:p text:style-name="P33"><draw:frame draw:style-name="fr1" draw:name="Frame49" text:anchor-type="as-char" svg:width="1.75in" svg:height="0.5in" draw:z-index="51"><draw:text-box><text:p text:style-name="P17"/></draw:text-box></draw:frame><draw:frame draw:style-name="fr1" draw:name="Frame50" text:anchor-type="as-char" svg:width="1.75in" svg:height="0.5in" draw:z-index="52"><draw:text-box><text:p text:style-name="P18"><text:s/></text:p><text:p text:style-name="P28">using the default transaction<text:line-break/>structure of 1 input &amp; 2 outputs</text:p></draw:text-box></draw:frame><draw:frame draw:style-name="fr1" draw:name="Frame51" text:anchor-type="as-char" svg:width="1.75in" svg:height="0.5in" draw:z-index="53"><draw:text-box><text:p text:style-name="P12"><text:s/></text:p><text:p text:style-name="P17">using extremely<text:line-break/>outdated software <text:s/></text:p></draw:text-box></draw:frame><draw:frame draw:style-name="fr1" draw:name="Frame52" text:anchor-type="as-char" svg:width="1.75in" svg:height="0.5in" draw:z-index="54"><draw:text-box><text:p text:style-name="P14"><text:s/></text:p><text:p text:style-name="P17">publicly sharing your<text:line-break/>IP address </text:p></draw:text-box></draw:frame></text:p>
      <text:p text:style-name="P33"><draw:frame draw:style-name="fr1" draw:name="Frame53" text:anchor-type="as-char" svg:width="1.75in" svg:height="0.5in" draw:z-index="55"><draw:text-box><text:p text:style-name="P17"/></draw:text-box></draw:frame><draw:frame draw:style-name="fr1" draw:name="Frame54" text:anchor-type="as-char" svg:width="1.75in" svg:height="0.5in" draw:z-index="56"><draw:text-box><text:p text:style-name="P12"><text:s/></text:p><text:p text:style-name="P17">using one wallet<text:line-break/>for all purposes </text:p></draw:text-box></draw:frame><draw:frame draw:style-name="fr1" draw:name="Frame55" text:anchor-type="as-char" svg:width="1.75in" svg:height="0.5in" draw:z-index="57"><draw:text-box><text:p text:style-name="P12"><text:s/></text:p><text:p text:style-name="P17">publicly sharing<text:line-break/>about tax evasion <text:s/></text:p></draw:text-box></draw:frame><draw:frame draw:style-name="fr1" draw:name="Frame56" text:anchor-type="as-char" svg:width="1.75in" svg:height="0.5in" draw:z-index="58"><draw:text-box><text:p text:style-name="P12"><text:s/></text:p><text:p text:style-name="P17">sending your bitcoin to a malicious entity </text:p></draw:text-box></draw:frame></text:p>
      <text:p text:style-name="P33"><draw:frame draw:style-name="fr1" draw:name="Frame57" text:anchor-type="as-char" svg:width="1.75in" svg:height="0.5in" draw:z-index="59"><draw:text-box><text:p text:style-name="P13"><text:span text:style-name="T5"/></text:p></draw:text-box></draw:frame><draw:frame draw:style-name="fr1" draw:name="Frame58" text:anchor-type="as-char" svg:width="1.75in" svg:height="0.5in" draw:z-index="60"><draw:text-box><text:p text:style-name="P6"><text:s/></text:p><text:p text:style-name="P17">using round amounts<text:line-break/>when sending payments</text:p></draw:text-box></draw:frame><draw:frame draw:style-name="fr1" draw:name="Frame59" text:anchor-type="as-char" svg:width="1.75in" svg:height="0.5in" draw:z-index="61"><draw:text-box><text:p text:style-name="P14"><text:s/></text:p><text:p text:style-name="P13">creating unique and identifiable transaction structures <text:s/></text:p></draw:text-box></draw:frame><draw:frame draw:style-name="fr1" draw:name="Frame60" text:anchor-type="as-char" svg:width="1.75in" svg:height="0.5in" draw:z-index="62"><draw:text-box><text:p text:style-name="P16"><text:s/></text:p><text:p text:style-name="P13">putting identifiable information<text:line-break/>in an OP_RETURN </text:p></draw:text-box></draw:frame></text:p>
      <text:p text:style-name="P33"><draw:frame draw:style-name="fr1" draw:name="Frame61" text:anchor-type="as-char" svg:width="1.75in" svg:height="0.5in" draw:z-index="63"><draw:text-box><text:p text:style-name="P17"/></draw:text-box></draw:frame><draw:frame draw:style-name="fr1" draw:name="Frame62" text:anchor-type="as-char" svg:width="1.75in" svg:height="0.5in" draw:z-index="64"><draw:text-box><text:p text:style-name="P8"><text:s text:c="2"/></text:p><text:p text:style-name="P13">using software that doesn’t<text:line-break/>support intentional coin selection</text:p></draw:text-box></draw:frame><draw:frame draw:style-name="fr1" draw:name="Frame63" text:anchor-type="as-char" svg:width="1.75in" svg:height="0.5in" draw:z-index="65"><draw:text-box><text:p text:style-name="P14"><text:s/></text:p><text:p text:style-name="P17">storing your private<text:line-break/>keys in the cloud </text:p></draw:text-box></draw:frame><draw:frame draw:style-name="fr1" draw:name="Frame64" text:anchor-type="as-char" svg:width="1.75in" svg:height="0.5in" draw:z-index="66"><draw:text-box><text:p text:style-name="P14"><text:s/></text:p><text:p text:style-name="P17"><text:span text:style-name="T7">exclusively using exchanges<text:line-break/>to manage all transactions</text:span> </text:p></draw:text-box></draw:frame></text:p>
      <text:p text:style-name="P33"><draw:frame draw:style-name="fr1" draw:name="Frame65" text:anchor-type="as-char" svg:width="1.75in" svg:height="0.5in" draw:z-index="67"><draw:text-box><text:p text:style-name="P17"/></draw:text-box></draw:frame><draw:frame draw:style-name="fr1" draw:name="Frame66" text:anchor-type="as-char" svg:width="1.75in" svg:height="0.5in" draw:z-index="68"><draw:text-box><text:p text:style-name="P6"><text:s/></text:p><text:p text:style-name="P17">using the bitcoin base<text:line-break/>layer for all transactions</text:p></draw:text-box></draw:frame><draw:frame draw:style-name="fr1" draw:name="Frame67" text:anchor-type="as-char" svg:width="1.75in" svg:height="0.5in" draw:z-index="69"><draw:text-box><text:p text:style-name="P18"><text:s/></text:p><text:p text:style-name="P17">using an app that allows<text:line-break/>SMS password retrieval </text:p></draw:text-box></draw:frame><draw:frame draw:style-name="fr1" draw:name="Frame68" text:anchor-type="as-char" svg:width="1.75in" svg:height="0.5in" draw:z-index="70"><draw:text-box><text:p text:style-name="P14"/><text:p text:style-name="P17">repeatedly reusing the<text:line-break/>same address </text:p></draw:text-box></draw:frame></text:p>
      <text:p text:style-name="P33"><draw:frame draw:style-name="fr1" draw:name="Frame69" text:anchor-type="as-char" svg:width="1.75in" svg:height="0.5in" draw:z-index="71"><draw:text-box><text:p text:style-name="P19"/></draw:text-box></draw:frame><draw:frame draw:style-name="fr1" draw:name="Frame70" text:anchor-type="as-char" svg:width="1.75in" svg:height="0.5in" draw:z-index="72"><draw:text-box><text:p text:style-name="P8"><text:s/></text:p><text:p text:style-name="P15">having bitcoin stickers on<text:line-break/>your laptop or water bottle</text:p></draw:text-box></draw:frame><draw:frame draw:style-name="fr1" draw:name="Frame71" text:anchor-type="as-char" svg:width="1.75in" svg:height="0.5in" draw:z-index="73"><draw:text-box><text:p text:style-name="P19"><text:span text:style-name="T3"><text:s/></text:span><text:s/><text:line-break/>posting to twitter complaining that<text:line-break/>your transaction hasn’t been mined<text:line-break/>for x amount of minutes </text:p></draw:text-box></draw:frame><draw:frame draw:style-name="fr1" draw:name="Frame72" text:anchor-type="as-char" svg:width="1.75in" svg:height="0.5in" draw:z-index="74"><draw:text-box><text:p text:style-name="P18"/><text:p text:style-name="P13">submitting your private keys<text:line-break/>to a malicious software wallet </text:p></draw:text-box></draw:frame></text:p>
      <text:p text:style-name="P33"><draw:frame draw:style-name="fr1" draw:name="Frame73" text:anchor-type="as-char" svg:width="1.75in" svg:height="0.5in" draw:z-index="75"><draw:text-box><text:p text:style-name="P1"/></draw:text-box></draw:frame><draw:frame draw:style-name="fr1" draw:name="Frame74" text:anchor-type="as-char" svg:width="1.75in" svg:height="0.5in" draw:z-index="76"><draw:text-box><text:p text:style-name="P6"><text:s/></text:p><text:p text:style-name="P17">using slightly<text:line-break/>outdated software </text:p></draw:text-box></draw:frame><draw:frame draw:style-name="fr1" draw:name="Frame75" text:anchor-type="as-char" svg:width="1.75in" svg:height="0.5in" draw:z-index="77"><draw:text-box><text:p text:style-name="P2"><text:s/><text:line-break/><text:span text:style-name="T4">broadcasting a transaction<text:line-break/>from your home IP address</text:span></text:p></draw:text-box></draw:frame><draw:frame draw:style-name="fr1" draw:name="Frame76" text:anchor-type="as-char" svg:width="1.75in" svg:height="0.5in" draw:z-index="78"><draw:text-box><text:p text:style-name="P14"/><text:p text:style-name="P17">storing your private keys<text:line-break/>in a browser extension </text:p></draw:text-box></draw:frame></text:p>
      <text:p text:style-name="P33"><draw:frame draw:style-name="fr1" draw:name="Frame77" text:anchor-type="as-char" svg:width="1.75in" svg:height="0.5in" draw:z-index="79"><draw:text-box><text:p text:style-name="P9"><text:span text:style-name="T4"><text:line-break/>bitcoinjenga.com</text:span></text:p></draw:text-box></draw:frame><draw:frame draw:style-name="fr1" draw:name="Frame78" text:anchor-type="as-char" svg:width="1.75in" svg:height="0.5in" draw:z-index="80"><draw:text-box><text:p text:style-name="P6"><draw:frame draw:style-name="fr3" draw:name="graphics6" text:anchor-type="paragraph" svg:x="0.7701in" svg:y="0.0398in" svg:width="0.2161in" svg:height="0.2362in" draw:z-index="81"><draw:image xlink:href="Pictures/10000201000000590000006C75C0919C.png" xlink:type="simple" xlink:show="embed" xlink:actuate="onLoad"/></draw:frame><text:span text:style-name="T14"> </text:span><text:span text:style-name="T10"><text:line-break/>MILD COLUMN<text:line-break/></text:span></text:p></draw:text-box></draw:frame><draw:frame draw:style-name="fr1" draw:name="Frame79" text:anchor-type="as-char" svg:width="1.75in" svg:height="0.5in" draw:z-index="82"><draw:text-box><text:p text:style-name="P6"><draw:frame draw:style-name="fr3" draw:name="graphics4" text:anchor-type="paragraph" svg:x="0.7701in" svg:y="0.0398in" svg:width="0.2161in" svg:height="0.2362in" draw:z-index="83"><draw:image xlink:href="Pictures/10000201000000590000006C75C0919C.png" xlink:type="simple" xlink:show="embed" xlink:actuate="onLoad"/></draw:frame><text:span text:style-name="T14"> </text:span><text:span text:style-name="T10"><text:line-break/>MODERATE COLUMN<text:line-break/></text:span></text:p></draw:text-box></draw:frame><draw:frame draw:style-name="fr1" draw:name="Frame80" text:anchor-type="as-char" svg:width="1.75in" svg:height="0.5in" draw:z-index="84"><draw:text-box><text:p text:style-name="P6"><draw:frame draw:style-name="fr3" draw:name="graphics5" text:anchor-type="paragraph" svg:x="0.7701in" svg:y="0.0398in" svg:width="0.2161in" svg:height="0.2362in" draw:z-index="85"><draw:image xlink:href="Pictures/10000201000000590000006C75C0919C.png" xlink:type="simple" xlink:show="embed" xlink:actuate="onLoad"/></draw:frame><text:span text:style-name="T14"> </text:span><text:span text:style-name="T10"><text:line-break/>SEVERE COLUMN<text:line-break/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Nexa Extra Light" svg:font-family="'Nexa Extra Light'" style:font-pitch="variable"/>
    <style:font-face style:name="Amizi" svg:font-family="Amizi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_20_contents" style:display-name="Frame contents" style:family="paragraph" style:parent-style-name="Text_20_body" style:class="extra"/>
    <style:style style:name="Labels" style:family="graphic" style:auto-update="true">
      <style:graphic-properties svg:width="1.75in" svg:height="0.5in" text:anchor-type="as-char" svg:y="0in" fo:margin-left="0in" fo:margin-right="0.3134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5in" fo:page-height="10.5161in" style:num-format="" style:paper-tray-name="Main Tray" style:print-orientation="portrait" fo:margin-top="0.5in" fo:margin-bottom="0.0075in" fo:margin-left="0.2811in" fo:margin-right="0.00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</meta:initial-creator>
    <meta:creation-date>2024-05-16T13:03:59.70</meta:creation-date>
    <dc:date>2024-09-30T17:03:21.14</dc:date>
    <dc:creator>D </dc:creator>
    <meta:editing-duration>P4DT1H32M47S</meta:editing-duration>
    <meta:editing-cycles>44</meta:editing-cycles>
    <meta:generator>OpenOffice/4.1.11$Win32 OpenOffice.org_project/4111m1$Build-9808</meta:generator>
    <meta:printed-by>D </meta:printed-by>
    <meta:print-date>2024-05-30T13:11:25.91</meta:print-date>
    <meta:document-statistic meta:table-count="0" meta:image-count="6" meta:object-count="0" meta:page-count="1" meta:paragraph-count="126" meta:word-count="387" meta:character-count="2790"/>
  </office:meta>
</office:document-meta>
</file>